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size="16pt" officeooo:paragraph-rsid="001499e3" style:font-size-asian="16pt" style:font-size-complex="16pt"/>
    </style:style>
    <style:style style:name="P2" style:family="paragraph" style:parent-style-name="Text_20_body">
      <style:text-properties fo:font-size="18pt" style:font-size-asian="15.75pt" style:font-size-complex="18pt"/>
    </style:style>
    <style:style style:name="P3" style:family="paragraph" style:parent-style-name="Text_20_body">
      <style:text-properties fo:font-size="18pt" officeooo:paragraph-rsid="001499e3" style:font-size-asian="15.75pt" style:font-size-complex="18pt"/>
    </style:style>
    <style:style style:name="P4" style:family="paragraph" style:parent-style-name="Text_20_body">
      <style:text-properties fo:font-size="18pt" style:font-size-asian="18pt" style:font-size-complex="18pt"/>
    </style:style>
    <style:style style:name="P5" style:family="paragraph" style:parent-style-name="Text_20_body">
      <style:text-properties fo:font-size="18pt" officeooo:paragraph-rsid="001a1bd6" style:font-size-asian="18pt" style:font-size-complex="18pt"/>
    </style:style>
    <style:style style:name="P6" style:family="paragraph" style:parent-style-name="Text_20_body">
      <style:text-properties officeooo:rsid="0016ee4a" officeooo:paragraph-rsid="0016ee4a"/>
    </style:style>
    <style:style style:name="P7" style:family="paragraph" style:parent-style-name="Text_20_body">
      <style:text-properties officeooo:paragraph-rsid="001a1bd6"/>
    </style:style>
    <style:style style:name="P8" style:family="paragraph" style:parent-style-name="Text_20_body">
      <style:text-properties fo:color="#ff0000" officeooo:paragraph-rsid="0014f6ab"/>
    </style:style>
    <style:style style:name="P9" style:family="paragraph" style:parent-style-name="Text_20_body">
      <style:text-properties fo:color="#000000" officeooo:rsid="001ac5d7" officeooo:paragraph-rsid="001ac5d7"/>
    </style:style>
    <style:style style:name="P10" style:family="paragraph" style:parent-style-name="Title">
      <style:text-properties officeooo:rsid="001499e3" officeooo:paragraph-rsid="001499e3"/>
    </style:style>
    <style:style style:name="P11" style:family="paragraph" style:parent-style-name="Heading_20_2">
      <style:text-properties officeooo:rsid="001499e3" officeooo:paragraph-rsid="001499e3"/>
    </style:style>
    <style:style style:name="P12" style:family="paragraph" style:parent-style-name="Heading_20_2">
      <style:text-properties officeooo:rsid="0014f6ab" officeooo:paragraph-rsid="0014f6ab"/>
    </style:style>
    <style:style style:name="P13" style:family="paragraph" style:parent-style-name="Text_20_body">
      <style:text-properties fo:font-size="18pt" officeooo:rsid="001c8937" officeooo:paragraph-rsid="001c8937" style:font-size-asian="18pt" style:font-size-complex="18pt"/>
    </style:style>
    <style:style style:name="T1" style:family="text">
      <style:text-properties officeooo:rsid="001499e3"/>
    </style:style>
    <style:style style:name="T2" style:family="text">
      <style:text-properties fo:background-color="#ffff00" loext:char-shading-value="0"/>
    </style:style>
    <style:style style:name="T3" style:family="text">
      <style:text-properties fo:font-weight="bold"/>
    </style:style>
    <style:style style:name="T4" style:family="text">
      <style:text-properties fo:font-style="italic"/>
    </style:style>
    <style:style style:name="T5" style:family="text">
      <style:text-properties officeooo:rsid="001c568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2">Correction exo « ligne de</text:span> <text:span text:style-name="T2">commande »</text:span></text:p>
      <text:h text:style-name="P11" text:outline-level="2">Exo1</text:h>
      <text:p text:style-name="P1">ls /etc </text:p>
      <text:h text:style-name="Heading_20_2" text:outline-level="2">Exo<text:span text:style-name="T1">2</text:span></text:h>
      <text:p text:style-name="P13">cd Documents</text:p>
      <text:p text:style-name="P2">mkdir -p <text:span text:style-name="T5">/</text:span>exo/exo2 <text:s/></text:p>
      <text:h text:style-name="P11" text:outline-level="2">Exo3</text:h>
      <text:p text:style-name="P3">touch exo/exo2/exo2 </text:p>
      <text:h text:style-name="Heading_20_2" text:outline-level="2"><text:s/><text:span text:style-name="T1">Exo4</text:span></text:h>
      <text:p text:style-name="P2">cd exo </text:p>
      <text:p text:style-name="P4">mkdir exo4 exo4bis </text:p>
      <text:p text:style-name="P4">touch exo4/fichier1 </text:p>
      <text:p text:style-name="P4">touch exo4/fichier2 </text:p>
      <text:p text:style-name="P4">touch exo4bis/fichier1  </text:p>
      <text:p text:style-name="P4">touch exo4bis/fichier2 </text:p>
      <text:p text:style-name="P5">cp -r ~/exo/exo2 ~/exo/exo4bis <text:s text:c="2"/></text:p>
      <text:p text:style-name="P7">L'option <text:span text:style-name="T3">-r</text:span> copie de manière <text:a xlink:type="simple" xlink:href="http://jargonf.org/wiki/récursivité" text:style-name="Internet_20_link" text:visited-style-name="Visited_20_Internet_20_Link"><text:span text:style-name="T4">r</text:span></text:a><text:a xlink:type="simple" xlink:href="http://jargonf.org/wiki/récursivité" text:style-name="Internet_20_link" text:visited-style-name="Visited_20_Internet_20_Link">écursive</text:a>, donc l'ensemble d'un répertoire et de ses sous-répertoires. </text:p>
      <text:h text:style-name="P11" text:outline-level="2">Exo5</text:h>
      <text:p text:style-name="P3">rm -rf ~/exo/exo4bis </text:p>
      <text:h text:style-name="P12" text:outline-level="2">Bonus</text:h>
      <text:p text:style-name="P6">Suivre les instructions de la doc : </text:p>
      <text:p text:style-name="P8"><text:soft-page-break/><text:a xlink:type="simple" xlink:href="https://doc.ubuntu-fr.org/terminal" text:style-name="Internet_20_link" text:visited-style-name="Visited_20_Internet_20_Link">https://doc.ubuntu-fr.org/terminal</text:a></text:p>
      <text:p text:style-name="P9">Ctrl + clic pour ouvrir le lien !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0T22:55:52.657388394</meta:creation-date>
    <dc:date>2017-01-24T22:15:53.569676913</dc:date>
    <meta:editing-duration>PT30M30S</meta:editing-duration>
    <meta:editing-cycles>10</meta:editing-cycles>
    <meta:generator>LibreOffice/5.2.2.2$Linux_x86 LibreOffice_project/20m0$Build-2</meta:generator>
    <meta:document-statistic meta:table-count="0" meta:image-count="0" meta:object-count="0" meta:page-count="2" meta:paragraph-count="23" meta:word-count="72" meta:character-count="492" meta:non-whitespace-character-count="425"/>
  </office:meta>
</office:document-meta>
</file>